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D8000003A2022FFA6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8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156cm"/>
    </style:style>
    <style:style style:name="pr2" style:family="presentation" style:parent-style-name="Default-notes">
      <style:graphic-properties draw:fill-color="#ffffff" fo:min-height="11.429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font-size="18.2000007629395pt"/>
    </style:style>
    <style:style style:name="P3" style:family="paragraph">
      <style:paragraph-properties fo:text-align="justify"/>
    </style:style>
    <style:style style:name="P4" style:family="paragraph">
      <style:paragraph-properties fo:text-align="en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paragraph-properties fo:text-align="start"/>
      <style:text-properties fo:font-size="44pt" style:font-size-asian="44pt" style:font-size-complex="44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ize="72pt" fo:font-weight="bold" style:font-size-asian="72pt" style:font-weight-asian="bold" style:font-size-complex="72pt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style:style style:name="T8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6pt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859cm" svg:height="3.647cm" svg:x="1.334cm" svg:y="7.646cm" presentation:class="title" presentation:user-transformed="true">
          <draw:text-box>
            <text:p><text:span text:style-name="T1">GRASP</text:span></text:p>
          </draw:text-box>
        </draw:frame>
        <presentation:notes draw:style-name="dp2">
          <draw:page-thumbnail draw:style-name="gr1" draw:layer="layout" svg:width="12.325cm" svg:height="9.524cm" svg:x="3.361cm" svg:y="1.93cm" draw:page-number="1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2.859cm" svg:height="3.416cm" svg:x="1.27cm" svg:y="0.641cm" presentation:class="title" presentation:placeholder="true">
          <draw:text-box/>
        </draw:frame>
        <draw:frame presentation:style-name="pr3" draw:text-style-name="P3" draw:layer="layout" svg:width="22.351cm" svg:height="11.048cm" svg:x="1.524cm" svg:y="6.478cm" presentation:class="outline" presentation:user-transformed="true">
          <draw:text-box>
            <text:list text:style-name="L2">
              <text:list-header>
                <text:p text:style-name="P3">"The critical design tool for software development is a mind well educated in design principles. It is not the UML or any other technology."</text:p>
                <text:p text:style-name="P4">- Craig Larman</text:p>
              </text:list-header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5" draw:layer="layout" svg:width="22.859cm" svg:height="3.416cm" svg:x="1.27cm" svg:y="0.641cm" presentation:class="title">
          <draw:text-box>
            <text:p><text:span text:style-name="T2">O que é?</text:span></text:p>
          </draw:text-box>
        </draw:frame>
        <draw:frame presentation:style-name="pr3" draw:text-style-name="P7" draw:layer="layout" svg:width="22.351cm" svg:height="11.048cm" svg:x="1.525cm" svg:y="6.858cm" presentation:class="outline" presentation:user-transformed="true">
          <draw:text-box>
            <text:list text:style-name="L2">
              <text:list-item>
                <text:p text:style-name="P6"><text:span text:style-name="T3">General Responsibility Assignment Software Patterns ou Padroes de Software de Designacao Responsabilidades Gerais (</text:span><text:span text:style-name="T4">GRASP</text:span><text:span text:style-name="T3">), consiste em um conjunto de regras e técnicas para designação de "papéis" ou responsabilidades à classes em um design orientado a objeto.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2.351cm" svg:height="11.048cm" svg:x="2.541cm" svg:y="5.588cm" presentation:class="outline" presentation:user-transformed="true">
          <draw:text-box>
            <text:list text:style-name="L2">
              <text:list-header>
                <text:p><text:span text:style-name="T5">Padrões praticados no GRASP:</text:span></text:p>
                <text:p/>
              </text:list-header>
              <text:list-item>
                <text:p><text:span text:style-name="T6">Controlador</text:span></text:p>
              </text:list-item>
              <text:list-item>
                <text:p><text:span text:style-name="T6">Criador</text:span></text:p>
              </text:list-item>
              <text:list-item>
                <text:p><text:span text:style-name="T6">Indireção</text:span></text:p>
              </text:list-item>
              <text:list-item>
                <text:p><text:span text:style-name="T6">Especialista em Informação</text:span></text:p>
              </text:list-item>
              <text:list-item>
                <text:p><text:span text:style-name="T6">Alta Coesão</text:span></text:p>
              </text:list-item>
              <text:list-item>
                <text:p><text:span text:style-name="T6">Baixo agrupamento</text:span></text:p>
              </text:list-item>
              <text:list-item>
                <text:p><text:span text:style-name="T6">Polimorfismo</text:span></text:p>
              </text:list-item>
              <text:list-item>
                <text:p><text:span text:style-name="T6">Variações Protegidas</text:span></text:p>
              </text:list-item>
              <text:list-item>
                <text:p><text:span text:style-name="T6">Fabricação Pura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2.351cm" svg:height="14.096cm" svg:x="1.525cm" svg:y="6.224cm" presentation:class="outline" presentation:user-transformed="true">
          <draw:text-box>
            <text:list text:style-name="L2">
              <text:list-item>
                <text:p text:style-name="P6"><text:span text:style-name="T6">Todo desenvolvedor se depara com problemas comuns no processo de design de um software, estes padrões tem o objetivo de resolver estes problemas de forma sistemática e organizada e otimizar o processo de construção de objetos.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2.351cm" svg:height="14.735cm" svg:x="2.032cm" svg:y="5.588cm" presentation:class="outline" presentation:user-transformed="true">
          <draw:text-box>
            <text:list text:style-name="L2">
              <text:list-item>
                <text:p text:style-name="P3"><text:span text:style-name="T6">A </text:span><text:span text:style-name="T7">padronização</text:span><text:span text:style-name="T6"> e </text:span><text:span text:style-name="T8">organização</text:span><text:span text:style-name="T6"> são os princípios centrais do método </text:span><text:span text:style-name="T8">GRASP</text:span><text:span text:style-name="T6">.</text:span></text:p>
                <text:p text:style-name="P3"><text:span text:style-name="T6"/></text:p>
                <text:p text:style-name="P3"><text:span text:style-name="T6">O seu objetivo principal não é criar novas formas e técnicas de trabalho, mas sim analisar as velhas e boas práticas utilizadas com sucesso por desenvolvedores no design orientado a objeto e criar toda uma documentação baseada nestas práticas afim de padroniza-las.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6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10" draw:layer="layout" svg:width="22.351cm" svg:height="11.048cm" svg:x="1.525cm" svg:y="6.858cm" presentation:class="outline" presentation:user-transformed="true">
          <draw:text-box>
            <text:list text:style-name="L2">
              <text:list-item>
                <text:p text:style-name="P3"><text:span text:style-name="T9">O </text:span><text:span text:style-name="T10">GRASP</text:span><text:span text:style-name="T9"> não necessita de ferramentas de desenvolvimento ou linguagens de programação para ser utilizada. A única ferramenta utilizada é a nossa mente.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7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22.859cm" svg:height="3.985cm" svg:x="1.334cm" svg:y="7.707cm" presentation:class="title" presentation:user-transformed="true">
          <draw:text-box>
            <text:p><text:span text:style-name="T11">Os padroes </text:span><text:span text:style-name="T12">GRASP</text:span><text:span text:style-name="T11"> em detalhes.</text:span></text:p>
          </draw:text-box>
        </draw:frame>
        <presentation:notes draw:style-name="dp2">
          <draw:page-thumbnail draw:style-name="gr1" draw:layer="layout" svg:width="12.325cm" svg:height="9.524cm" svg:x="3.361cm" svg:y="1.93cm" draw:page-number="8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2.859cm" svg:height="3.416cm" svg:x="1.27cm" svg:y="0.641cm" presentation:class="title" presentation:placeholder="true">
          <draw:text-box/>
        </draw:frame>
        <draw:frame presentation:style-name="pr3" draw:layer="layout" svg:width="22.351cm" svg:height="11.048cm" svg:x="1.778cm" svg:y="5.97cm" presentation:class="outline" presentation:user-transformed="true">
          <draw:text-box>
            <text:list text:style-name="L2">
              <text:list-header>
                <text:p><text:span text:style-name="T8">Controlador</text:span></text:p>
                <text:p/>
              </text:list-header>
              <text:list-item>
                <text:p>Classes <text:span text:style-name="T13">non-UI</text:span> são designadas à esta responsabilidade quando elas lidam com eventos de sistema gerados por um caso de uso. Seu papel está no recebimento e tratamento destes eventos.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9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2.351cm" svg:height="16.578cm" svg:x="1.381cm" svg:y="5.52cm" presentation:class="outline" presentation:user-transformed="true">
          <draw:text-box>
            <text:list text:style-name="L2">
              <text:list-item>
                <text:p><text:span text:style-name="T8">Creator</text:span></text:p>
                <text:p/>
              </text:list-item>
              <text:list-item>
                <text:p>Sao classes responsáveis pela criação de instâncias de outras classes, processo comum e importante no processo de desenvolvimento.</text:p>
                <text:p/>
              </text:list-item>
              <text:list-item>
                <text:p>Classes <text:span text:style-name="T2">A</text:span> são classificadas como criadoras de uma classe <text:span text:style-name="T2">B</text:span> se atenderem a um (preferencialmente mais) dos seguintes requisitos:</text:p>
                <text:p/>
              </text:list-item>
            </text:list>
            <text:list text:style-name="L3">
              <text:list-item>
                <text:p>A classe <text:span text:style-name="T2">A</text:span> compõe ou agrega instâncias da classe <text:span text:style-name="T2">B</text:span>.</text:p>
              </text:list-item>
              <text:list-item>
                <text:p>A classe <text:span text:style-name="T2">A</text:span> grava instâncias da classe <text:span text:style-name="T2">B</text:span>.</text:p>
              </text:list-item>
              <text:list-item>
                <text:p>A classe <text:span text:style-name="T2">A</text:span> utiliza com frequência instâncias da classe <text:span text:style-name="T2">B</text:span>.</text:p>
              </text:list-item>
              <text:list-item>
                <text:p>A classe <text:span text:style-name="T2">A</text:span> contêm todas as informações de instanciação da classe <text:span text:style-name="T2">B</text:span>.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0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2.351cm" svg:height="12.7cm" svg:x="1.525cm" svg:y="5.334cm" presentation:class="outline" presentation:user-transformed="true">
          <draw:text-box>
            <text:list text:style-name="L2">
              <text:list-item>
                <text:p><text:span text:style-name="T8">Alta Coesão</text:span></text:p>
                <text:p/>
              </text:list-item>
              <text:list-item>
                <text:p>É um padrão de análize que visa manter as classes apropriadamente organizadas pela designação de responsabilidades altamente relacionadas às classes.</text:p>
                <text:p/>
              </text:list-item>
              <text:list-item>
                <text:p>Uma classe altamente coesa é facilmente compreendida pelo desenvolvedor. A coesão tambem facilita o reuso, manutenção e mudança das classes.</text:p>
                <text:p/>
              </text:list-item>
              <text:list-item>
                <text:p>Alta coesão resulta diretamente do baixo agrupamento de classes.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1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2.351cm" svg:height="11.048cm" svg:x="1.271cm" svg:y="5.716cm" presentation:class="outline" presentation:user-transformed="true">
          <draw:text-box>
            <text:list text:style-name="L2">
              <text:list-item>
                <text:p><text:span text:style-name="T8">Indireção</text:span></text:p>
                <text:p/>
              </text:list-item>
              <text:list-item>
                <text:p>Ajuda a manter o baixo acoplamento e aumenta o reuso das classes.</text:p>
                <text:p/>
              </text:list-item>
              <text:list-item>
                <text:p>É um padrão que visa designar responsabilidades compartilhadas por duas ou mais classes a um intermediario, que é um "mediador" das classes envolvidas.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2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2.351cm" svg:height="12.378cm" svg:x="1.779cm" svg:y="5.402cm" presentation:class="outline" presentation:user-transformed="true">
          <draw:text-box>
            <text:list text:style-name="L2">
              <text:list-item>
                <text:p><text:span text:style-name="T8">Especialista em Informação</text:span></text:p>
                <text:p/>
              </text:list-item>
              <text:list-item>
                <text:p>Principio utilizado para determinar e delegar as responsabilidades das classes.</text:p>
                <text:p/>
              </text:list-item>
              <text:list-item>
                <text:p>Método de designação das responsabilidades:</text:p>
                <text:p/>
              </text:list-item>
            </text:list>
            <text:list text:style-name="L3">
              <text:list-item>
                <text:p>Observar uma determinada responsabilidade.</text:p>
              </text:list-item>
              <text:list-item>
                <text:p>Identificar a informação que está sendo processada por esta responsabilidade.</text:p>
              </text:list-item>
              <text:list-item>
                <text:p>Determinar onde (qual classe) esta informação está armazenada.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3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2.351cm" svg:height="12.431cm" svg:x="1.779cm" svg:y="5.08cm" presentation:class="outline" presentation:user-transformed="true">
          <draw:text-box>
            <text:list text:style-name="L2">
              <text:list-item>
                <text:p><text:span text:style-name="T8">Baixo agrupamento</text:span></text:p>
                <text:p/>
              </text:list-item>
              <text:list-item>
                <text:p>Dita como designar responsabilidades, enfatizando:</text:p>
                <text:p/>
              </text:list-item>
            </text:list>
            <text:list text:style-name="L3">
              <text:list-item>
                <text:p>Baixa dependencia entre classes.</text:p>
              </text:list-item>
              <text:list-item>
                <text:p>Mudanças em uma classe não afetam as outras classes.</text:p>
              </text:list-item>
              <text:list-item>
                <text:p>Alta reusabilidade.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4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2.351cm" svg:height="11.048cm" svg:x="1.778cm" svg:y="5.842cm" presentation:class="outline" presentation:user-transformed="true">
          <draw:text-box>
            <text:list text:style-name="L2">
              <text:list-item>
                <text:p><text:span text:style-name="T8">Polimorfismo</text:span></text:p>
                <text:p/>
              </text:list-item>
              <text:list-item>
                <text:p>Este padrão permite que uma mesma responsabilidade se comporte de forma dinâmica, dependendo do tipo de classe a qual esta sendo designada esta responsabilidade.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5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2.351cm" svg:height="11.048cm" svg:x="1.778cm" svg:y="5.716cm" presentation:class="outline" presentation:user-transformed="true">
          <draw:text-box>
            <text:list text:style-name="L2">
              <text:list-item>
                <text:p><text:span text:style-name="T8">Pura Fabricação</text:span></text:p>
                <text:p/>
              </text:list-item>
              <text:list-item>
                <text:p>É uma classe abstrata do sistema. O que significa que seu principal papel é prover infra-estutura para implementação de classes concretas, relacionadas ao problema tratado pelo software.</text:p>
                <text:p/>
              </text:list-item>
              <text:list-item>
                <text:p>Classes deste tipo são geralmente chamadas de "classes de serviço".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6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D8000003A2022FFA6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049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2:28:12</meta:creation-date>
    <dc:creator>duds </dc:creator>
    <dc:date>2014-11-06T17:32:17</dc:date>
    <meta:editing-cycles>877</meta:editing-cycles>
    <meta:editing-duration>P6DT13H10M45S</meta:editing-duration>
    <meta:generator>LibreOffice/3.5$Linux_X86_64 LibreOffice_project/350m1$Build-2</meta:generator>
    <meta:document-statistic meta:object-count="68"/>
  </office:meta>
</office:document-meta>
</file>